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Code Nerd Font" svg:font-family="'FiraCode Nerd Font', monospace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ntarell" fo:font-size="32pt" fo:font-weight="bold" officeooo:rsid="0005e87e" officeooo:paragraph-rsid="0005e87e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Cantarell" fo:font-size="14pt" fo:font-weight="bold" officeooo:rsid="0005e87e" officeooo:paragraph-rsid="0005e87e" style:font-size-asian="14pt" style:font-weight-asian="bold" style:font-size-complex="14pt" style:font-weight-complex="bold"/>
    </style:style>
    <style:style style:name="P3" style:family="paragraph" style:parent-style-name="Standard">
      <style:paragraph-properties style:line-height-at-least="0.503cm"/>
      <style:text-properties style:font-name="Cantarell" fo:font-size="14pt" fo:font-weight="bold" officeooo:rsid="0005e87e" officeooo:paragraph-rsid="0005e87e" style:font-size-asian="14pt" style:font-weight-asian="bold" style:font-size-complex="14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-0.9cm" style:line-height-at-least="0.503cm" fo:text-indent="0cm" style:auto-text-indent="false" style:page-number="auto" fo:background-color="transparent"/>
      <style:text-properties style:font-name="Cantarell" fo:font-size="14pt" fo:font-weight="bold" officeooo:rsid="0005e87e" officeooo:paragraph-rsid="0005e87e" style:font-size-asian="14pt" style:font-weight-asian="bold" style:font-size-complex="14pt" style:font-weight-complex="bold"/>
    </style:style>
    <style:style style:name="P5" style:family="paragraph" style:parent-style-name="Standard">
      <style:paragraph-properties style:line-height-at-least="0.503cm"/>
      <style:text-properties style:font-name="Cantarell" fo:font-size="14pt" style:font-size-asian="14pt" style:font-size-complex="14pt"/>
    </style:style>
    <style:style style:name="P6" style:family="paragraph" style:parent-style-name="Standard" style:list-style-name="L1">
      <style:paragraph-properties style:line-height-at-least="0.503cm"/>
      <style:text-properties style:font-name="Cantarell" fo:font-size="14pt" style:font-size-asian="14pt" style:font-size-complex="14pt"/>
    </style:style>
    <style:style style:name="P7" style:family="paragraph" style:parent-style-name="Standard" style:list-style-name="L1">
      <style:paragraph-properties style:line-height-at-least="0.503cm"/>
      <style:text-properties style:font-name="Cantarell" fo:font-size="14pt" officeooo:paragraph-rsid="0005e87e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style:font-name="Cantarell" fo:font-size="14pt" officeooo:paragraph-rsid="0005e87e" style:font-size-asian="14pt" style:font-size-complex="14pt"/>
    </style:style>
    <style:style style:name="P9" style:family="paragraph" style:parent-style-name="Standard">
      <style:text-properties style:font-name="Cantarell" fo:font-size="14pt" style:font-size-asian="14pt" style:font-size-complex="14pt"/>
    </style:style>
    <style:style style:name="P10" style:family="paragraph" style:parent-style-name="Standard">
      <style:paragraph-properties style:line-height-at-least="0.503cm"/>
      <style:text-properties style:font-name="Cantarell" fo:font-size="14pt" fo:font-weight="normal" officeooo:rsid="0005e87e" officeooo:paragraph-rsid="0005e87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style:line-height-at-least="0.503cm"/>
      <style:text-properties fo:color="#4d4d4a" loext:opacity="100%" style:font-name="Cantarell" fo:font-size="18pt" fo:font-weight="bold" fo:background-color="#fcfcfc" style:font-size-asian="18pt" style:font-size-complex="18pt"/>
    </style:style>
    <style:style style:name="P12" style:family="paragraph" style:parent-style-name="Standard">
      <style:paragraph-properties style:line-height-at-least="0.503cm"/>
      <style:text-properties fo:color="#4d4d4a" loext:opacity="100%" style:font-name="Cantarell" fo:font-size="18pt" fo:font-weight="bold" officeooo:rsid="0005e87e" officeooo:paragraph-rsid="0005e87e" fo:background-color="#fcfcfc" style:font-size-asian="18pt" style:font-size-complex="18pt"/>
    </style:style>
    <style:style style:name="T1" style:family="text">
      <style:text-properties fo:color="#4c94d6" loext:opacity="100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e87e" style:font-weight-asian="bold" style:font-weight-complex="bold"/>
    </style:style>
    <style:style style:name="T4" style:family="text">
      <style:text-properties fo:color="#abb400" loext:opacity="100%"/>
    </style:style>
    <style:style style:name="T5" style:family="text">
      <style:text-properties fo:color="#5b277d" loext:opacity="100%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shSGO</text:p>
      <text:p text:style-name="P2">авторы:</text:p>
      <text:p text:style-name="P2">Никита Суриков @syricoff</text:p>
      <text:p text:style-name="P8"><text:span text:style-name="T3">Михаил Рыбалков @erytw</text:span></text:p>
      <text:p text:style-name="P11"><text:span text:style-name="T1">Цель</text:span></text:p>
      <text:p text:style-name="P9">Целью проекта является реализация бота на python с использованием aiogram для работы с telegram, неофициального API для Сетевого Города - netschooloapi. База данных - sqlite, взаимодействие с ней через sqlalchemy</text:p>
      <text:p text:style-name="P5"/>
      <text:p text:style-name="P11"><text:span text:style-name="T1">Возможности бота</text:span></text:p>
      <text:list xml:id="list1819773351" text:style-name="L1">
        <text:list-item>
          <text:p text:style-name="P6">Авторизация школьника в системе СГО</text:p>
        </text:list-item>
        <text:list-item>
          <text:p text:style-name="P7">Просмотр расписания</text:p>
        </text:list-item>
        <text:list-item>
          <text:p text:style-name="P7">Просмотр предстоящих домашних заданий</text:p>
        </text:list-item>
        <text:list-item>
          <text:p text:style-name="P6">Просмотр оценок за день</text:p>
        </text:list-item>
        <text:list-item>
          <text:p text:style-name="P6">Создание отчетов об успеваемости</text:p>
        </text:list-item>
      </text:list>
      <text:p text:style-name="P5"/>
      <text:p text:style-name="P12"><text:span text:style-name="T1">Реализация</text:span></text:p>
      <text:p text:style-name="P3">1. Работа с Сетевым Городом</text:p>
      <text:p text:style-name="P10">В папке sgo находятся 5 файлов. 2 из них — служебные, незаменимы при отладке(салатовые), остальные три необходимы для работы проекта, при этом импортируется извне только data_wrapper:</text:p>
      <text:p text:style-name="P10">├── constants.py</text:p>
      <text:p text:style-name="P10">├── <text:span text:style-name="T5">data_wrapper.py</text:span></text:p>
      <text:p text:style-name="P10">├── netschool.py</text:p>
      <text:p text:style-name="P10">├── <text:span text:style-name="T4">personal.py</text:span></text:p>
      <text:p text:style-name="P10">└── <text:span text:style-name="T4">tmp.py</text:span></text:p>
      <text:p text:style-name="P10">Назначения файлов:</text:p>
      <text:p text:style-name="P10"><text:span text:style-name="T2">constants.py</text:span> — хранит ссылки, список символов, базовые сообщения об ошибках</text:p>
      <text:p text:style-name="P10"><text:span text:style-name="T2">netschool.py</text:span> — Работает с сетевым городом посредством библиотеки netschoolapi, методы его класса возвращают объекты типов библиотеки, Авторизация во всех методах происходит с помощью декоратора, для всех данных можно установить временные границы с помощью аргументов. На данный момент используются только стоковые границы, связанные с datetime.datetime.now()</text:p>
      <text:p text:style-name="P4">data_wrapper.py —<text:span text:style-name="T6"> Прослойка между ботом и netschool. Преобразует данные в человекочитаемый формат, формирует ошибки. Высокий уровень кастомизации благодаря работе с переменными из constants и возможности выбирать границы. Импортируется <text:s/>извне, упрощая работу не знакомого с вышеописанными файлами пользователя, не требуя разбираться в коде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Code Nerd Font" svg:font-family="'FiraCode Nerd Font', monospace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96cm" fo:margin-right="1.2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22:13:19.482209934</meta:creation-date>
    <dc:date>2023-04-25T22:43:43.307336625</dc:date>
    <meta:editing-duration>PT30M24S</meta:editing-duration>
    <meta:editing-cycles>1</meta:editing-cycles>
    <meta:generator>LibreOffice/7.5.2.2$Linux_X86_64 LibreOffice_project/50$Build-2</meta:generator>
    <meta:document-statistic meta:table-count="0" meta:image-count="0" meta:object-count="0" meta:page-count="1" meta:paragraph-count="24" meta:word-count="201" meta:character-count="1530" meta:non-whitespace-character-count="1353"/>
  </office:meta>
</office:document-meta>
</file>